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 style:line-height-at-least="0.283cm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9.134cm" svg:x="1.4cm" svg:y="3.685cm" presentation:class="outline">
          <draw:text-box>
            <text:p text:style-name="P1">Line 1</text:p>
            <text:p text:style-name="P2">Line 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9T11:49:47.433000000</meta:creation-date>
    <dc:date>2021-11-19T11:50:55.832000000</dc:date>
    <meta:editing-duration>PT1M9S</meta:editing-duration>
    <meta:editing-cycles>1</meta:editing-cycles>
    <meta:document-statistic meta:object-count="24"/>
    <meta:generator>LibreOfficeDev/7.3.0.0.alpha1$Windows_X86_64 LibreOffice_project/cd5c8e5a99f56d5af53b69dcb925f3aed77a815d</meta:generator>
  </office:meta>
</office:document-meta>
</file>